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957cm" fo:margin-left="0cm" table:align="left"/>
    </style:style>
    <style:style style:name="Tabelle1.A" style:family="table-column">
      <style:table-column-properties style:column-width="11.957cm"/>
    </style:style>
    <style:style style:name="Tabelle1.1" style:family="table-row">
      <style:table-row-properties style:min-row-height="3.3cm"/>
    </style:style>
    <style:style style:name="Tabelle1.A1" style:family="table-cell">
      <style:table-cell-properties fo:padding-left="0.191cm" fo:padding-right="0.191cm" fo:padding-top="0cm" fo:padding-bottom="0cm" fo:border="0.5pt solid #ffffff" style:writing-mode="lr-tb"/>
    </style:style>
    <style:style style:name="Tabelle2" style:family="table">
      <style:table-properties style:width="11.975cm" fo:margin-left="0cm" table:align="left"/>
    </style:style>
    <style:style style:name="Tabelle2.A" style:family="table-column">
      <style:table-column-properties style:column-width="5.958cm"/>
    </style:style>
    <style:style style:name="Tabelle2.B" style:family="table-column">
      <style:table-column-properties style:column-width="6.017cm"/>
    </style:style>
    <style:style style:name="Tabelle2.A1" style:family="table-cell">
      <style:table-cell-properties fo:padding-left="0.191cm" fo:padding-right="0.191cm" fo:padding-top="0cm" fo:padding-bottom="0cm" fo:border-left="none" fo:border-right="0.75pt solid #ffffff" fo:border-top="none" fo:border-bottom="none" style:writing-mode="lr-tb"/>
    </style:style>
    <style:style style:name="Tabelle2.B1" style:family="table-cell">
      <style:table-cell-properties fo:padding-left="0.191cm" fo:padding-right="0.191cm" fo:padding-top="0cm" fo:padding-bottom="0cm" fo:border-left="0.75pt solid #ffffff" fo:border-right="none" fo:border-top="none" fo:border-bottom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 style:master-page-name="MP0">
      <style:paragraph-properties fo:margin-top="0cm" fo:margin-bottom="0cm" style:contextual-spacing="false" style:page-number="auto" fo:break-before="page"/>
      <style:text-properties style:use-window-font-color="true" loext:opacity="0%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loext:opacity="0%" fo:font-size="8pt" style:font-size-asian="8pt" style:font-size-complex="8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8pt" style:font-size-asian="8pt" style:font-size-complex="8pt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margin-top="0cm" fo:margin-bottom="0.282cm" style:contextual-spacing="false"/>
      <style:text-properties style:use-window-font-color="true" loext:opacity="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P12" style:family="paragraph" style:parent-style-name="Heading_20_2">
      <style:paragraph-properties fo:line-height="100%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13" style:family="paragraph" style:parent-style-name="Heading_20_2"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4" style:family="paragraph" style:parent-style-name="Heading_20_2">
      <style:paragraph-properties fo:margin-top="0cm" fo:margin-bottom="0.282cm" style:contextual-spacing="false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5" style:family="paragraph" style:parent-style-name="Heading_20_2">
      <style:paragraph-properties fo:margin-top="0cm" fo:margin-bottom="0.282cm" style:contextual-spacing="false"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6" style:family="paragraph" style:parent-style-name="Listenabsatz" style:list-style-name="L2"/>
    <style:style style:name="P17" style:family="paragraph" style:parent-style-name="Listenabsatz" style:list-style-name="L3">
      <style:text-properties style:use-window-font-color="true" loext:opacity="0%"/>
    </style:style>
    <style:style style:name="P18" style:family="paragraph" style:parent-style-name="Listenabsatz" style:list-style-name="L1">
      <style:paragraph-properties fo:margin-top="0cm" fo:margin-bottom="0cm" style:contextual-spacing="false" fo:line-height="100%"/>
    </style:style>
    <style:style style:name="P19" style:family="paragraph" style:parent-style-name="Listenabsatz" style:list-style-name="L6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Listenabsatz" style:list-style-name="L4">
      <style:paragraph-properties fo:margin-top="0cm" fo:margin-bottom="0cm" style:contextual-spacing="false"/>
    </style:style>
    <style:style style:name="P21" style:family="paragraph" style:parent-style-name="Listenabsatz" style:list-style-name="L5">
      <style:paragraph-properties fo:margin-top="0cm" fo:margin-bottom="0cm" style:contextual-spacing="false"/>
    </style:style>
    <style:style style:name="P22" style:family="paragraph" style:parent-style-name="Listenabsatz" style:list-style-name="L6">
      <style:paragraph-properties fo:margin-top="0cm" fo:margin-bottom="0cm" style:contextual-spacing="false" fo:line-height="100%" fo:text-align="center" style:justify-single-word="false"/>
      <style:text-properties style:use-window-font-color="true" loext:opacity="0%"/>
    </style:style>
    <style:style style:name="P23" style:family="paragraph" style:parent-style-name="Listenabsatz" style:list-style-name="L6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24" style:family="paragraph" style:parent-style-name="Listenabsatz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use-window-font-color="true" loext:opacity="0%" fo:font-size="8pt" style:font-size-asian="8pt" style:font-size-complex="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2pt" fo:font-weight="bold" style:font-size-asian="12pt" style:font-weight-asian="bold" style:font-weight-complex="bold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ffffff" loext:opacity="100%" fo:language="en" fo:country="US"/>
    </style:style>
    <style:style style:name="T6" style:family="text">
      <style:text-properties fo:color="#dc911e" loext:opacity="100%"/>
    </style:style>
    <style:style style:name="T7" style:family="text">
      <style:text-properties fo:color="#dc911e" loext:opacity="100%" style:font-name="Cambria Math" fo:language="en" fo:country="US" style:font-name-complex="Cambria Math"/>
    </style:style>
    <style:style style:name="T8" style:family="text">
      <style:text-properties fo:color="#dc911e" loext:opacity="100%" style:font-name="Cambria Math" style:font-name-complex="Cambria Math"/>
    </style:style>
    <style:style style:name="T9" style:family="text">
      <style:text-properties fo:color="#dc911e" loext:opacity="100%" style:font-name="Cambria Math" fo:font-weight="bold" style:font-weight-asian="bold" style:font-name-complex="Cambria Math" style:font-weight-complex="bold"/>
    </style:style>
    <style:style style:name="T10" style:family="text">
      <style:text-properties fo:color="#dc911e" loext:opacity="100%" fo:language="en" fo:country="US"/>
    </style:style>
    <style:style style:name="T11" style:family="text">
      <style:text-properties fo:color="#92d050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size-asian="12pt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style:font-name="Cambria Math" fo:language="en" fo:country="US" style:font-name-complex="Cambria Math"/>
    </style:style>
    <style:style style:name="T17" style:family="text">
      <style:text-properties style:font-name="Cambria Math" style:font-name-complex="Cambria Math"/>
    </style:style>
    <style:style style:name="T18" style:family="text">
      <style:text-properties style:font-name="Cambria Math" fo:font-weight="bold" style:font-weight-asian="bold" style:font-name-complex="Cambria Math" style:font-weight-complex="bold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21" style:family="text">
      <style:text-properties style:use-window-font-color="true" loext:opacity="0%" fo:font-size="12pt" fo:font-weight="bold" style:font-size-asian="12pt" style:font-weight-asian="bold" style:font-weight-complex="bold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style:use-window-font-color="true" loext:opacity="0%" fo:language="en" fo:country="US"/>
    </style:style>
    <style:style style:name="T24" style:family="text">
      <style:text-properties style:use-window-font-color="true" loext:opacity="0%" style:font-name="Cambria Math" fo:language="en" fo:country="US" style:font-name-complex="Cambria Math"/>
    </style:style>
    <style:style style:name="T25" style:family="text">
      <style:text-properties style:use-window-font-color="true" loext:opacity="0%" style:font-name="Cambria Math" style:font-name-complex="Cambria Math"/>
    </style:style>
    <style:style style:name="T26" style:family="text">
      <style:text-properties style:use-window-font-color="true" loext:opacity="0%" style:font-name="Cambria Math" fo:font-weight="bold" style:font-weight-asian="bold" style:font-name-complex="Cambria Math" style:font-weight-complex="bold"/>
    </style:style>
    <style:style style:name="T27" style:family="text">
      <style:text-properties officeooo:rsid="00028fd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h text:style-name="P11" text:outline-level="1">Passwortsicherheit</text:h>
      <text:p text:style-name="P4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12" text:outline-level="2"><text:s/></text:h>
            <text:h text:style-name="P15" text:outline-level="2">Sichere, Merkbare Passwörter ausdenken</text:h>
            <text:p text:style-name="P6"><text:s/></text:p>
            <text:list xml:id="list1028773590" text:style-name="L1">
              <text:list-item>
                <text:p text:style-name="P18"><text:span text:style-name="Absatz-Standardschriftart"><text:span text:style-name="T20">Satz</text:span></text:span><text:span text:style-name="Absatz-Standardschriftart"><text:span text:style-name="T22"> </text:span></text:span><text:span text:style-name="Absatz-Standardschriftart"><text:span text:style-name="T20">ausdenken</text:span></text:span><text:span text:style-name="Absatz-Standardschriftart"><text:span text:style-name="T19"> (mind 8 Wörter)</text:span></text:span></text:p>
              </text:list-item>
              <text:list-item>
                <text:p text:style-name="P18"><text:span text:style-name="Absatz-Standardschriftart"><text:span text:style-name="T20">Anfangsbuchstaben</text:span></text:span><text:span text:style-name="Absatz-Standardschriftart"><text:span text:style-name="T22"> </text:span></text:span><text:span text:style-name="Absatz-Standardschriftart"><text:span text:style-name="T20">rausschreiben</text:span></text:span></text:p>
              </text:list-item>
              <text:list-item>
                <text:p text:style-name="P18"><text:span text:style-name="Absatz-Standardschriftart"><text:span text:style-name="T20">Sonderzeichen</text:span></text:span><text:span text:style-name="Absatz-Standardschriftart"><text:span text:style-name="T22"> </text:span></text:span><text:span text:style-name="Absatz-Standardschriftart"><text:span text:style-name="T20">und</text:span></text:span><text:span text:style-name="Absatz-Standardschriftart"><text:span text:style-name="T22"> </text:span></text:span><text:span text:style-name="Absatz-Standardschriftart"><text:span text:style-name="T20">Buchstaben</text:span></text:span><text:span text:style-name="Absatz-Standardschriftart"><text:span text:style-name="T22"> </text:span></text:span><text:span text:style-name="Absatz-Standardschriftart"><text:span text:style-name="T20">einstreuen</text:span></text:span><text:span text:style-name="Absatz-Standardschriftart"><text:span text:style-name="T19"> (oder schon im Satz Zahlen und Sonderzeichen beinhalten)</text:span></text:span></text:p>
              </text:list-item>
            </text:list>
            <text:p text:style-name="P8"/>
          </table:table-cell>
        </table:table-row>
      </table:table>
      <text:p text:style-name="P5"/>
      <text:h text:style-name="P13" text:outline-level="2">Das sollten Sie tun:</text:h>
      <text:list xml:id="list2575679648" text:style-name="L2">
        <text:list-item>
          <text:p text:style-name="P16"><text:span text:style-name="Absatz-Standardschriftart"><text:span text:style-name="T19">Passwörter ändern nach einem </text:span></text:span><text:span text:style-name="Absatz-Standardschriftart"><text:span text:style-name="T20">Leak</text:span></text:span><text:span text:style-name="Absatz-Standardschriftart"><text:span text:style-name="T19"> und </text:span></text:span><text:span text:style-name="Absatz-Standardschriftart"><text:span text:style-name="T20">Standardpasswörter</text:span></text:span></text:p>
        </text:list-item>
        <text:list-item>
          <text:p text:style-name="P16"><text:span text:style-name="Absatz-Standardschriftart"><text:span text:style-name="T20">Passwort</text:span></text:span><text:span text:style-name="Absatz-Standardschriftart"><text:span text:style-name="T22">-</text:span></text:span><text:span text:style-name="Absatz-Standardschriftart"><text:span text:style-name="T20">Manager</text:span></text:span><text:span text:style-name="Absatz-Standardschriftart"><text:span text:style-name="T19"> benutzen</text:span></text:span></text:p>
        </text:list-item>
        <text:list-item>
          <text:p text:style-name="P16"><text:span text:style-name="Absatz-Standardschriftart"><text:span text:style-name="T20">2</text:span></text:span><text:span text:style-name="Absatz-Standardschriftart"><text:span text:style-name="T22">-</text:span></text:span><text:span text:style-name="Absatz-Standardschriftart"><text:span text:style-name="T20">Faktor</text:span></text:span><text:span text:style-name="Absatz-Standardschriftart"><text:span text:style-name="T22">-</text:span></text:span><text:span text:style-name="Absatz-Standardschriftart"><text:span text:style-name="T20">Authentifizierung</text:span></text:span><text:span text:style-name="Absatz-Standardschriftart"><text:span text:style-name="T22"> </text:span></text:span><text:span text:style-name="Absatz-Standardschriftart"><text:span text:style-name="T19">benutzen</text:span></text:span></text:p>
        </text:list-item>
      </text:list>
      <text:h text:style-name="P14" text:outline-level="2">Das sollten Sie nicht tun:</text:h>
      <text:list xml:id="list3505425971" text:style-name="L3">
        <text:list-item>
          <text:p text:style-name="P17">Passwörter aufschreiben</text:p>
        </text:list-item>
        <text:list-item>
          <text:p text:style-name="P17">Passwörter an Andere weitergeben (auch nicht an Chefs, Kollegen, Freunde oder IT)</text:p>
        </text:list-item>
        <text:list-item>
          <text:p text:style-name="P17">Dasselbe Passwort für unterschiedliche Dienste verwenden</text:p>
        </text:list-item>
      </text:list>
      <text:p text:style-name="P2"><text:span text:style-name="Absatz-Standardschriftart"><text:span text:style-name="T21">Leak</text:span></text:span><text:span text:style-name="Absatz-Standardschriftart"><text:span text:style-name="T22"> </text:span></text:span><text:span text:style-name="Absatz-Standardschriftart"><text:span text:style-name="T19">= Passwörter oder persönliche Daten wurden in Umlauf gebracht, z.B. nach einem Hack</text:span></text:span></text:p>
      <text:list xml:id="list1961365767" text:style-name="L4">
        <text:list-item>
          <text:p text:style-name="P20"><text:span text:style-name="Absatz-Standardschriftart"><text:span text:style-name="T23">Leakcheck für die Mailadresse: </text:span></text:span><text:span text:style-name="Absatz-Standardschriftart"><text:span text:style-name="T24">▸</text:span></text:span><text:a xlink:type="simple" xlink:href="https://haveibeenpwned.com/" office:target-frame-name="_top" xlink:show="replace" text:style-name="Internet_20_link" text:visited-style-name="Visited_20_Internet_20_Link"><text:span text:style-name="Hyperlink"><text:span text:style-name="T23">have i been pwned</text:span></text:span></text:a></text:p>
        </text:list-item>
        <text:list-item>
          <text:p text:style-name="P20"><text:span text:style-name="Absatz-Standardschriftart"><text:span text:style-name="T19">Leakcheck auf persönliche Daten: </text:span></text:span><text:span text:style-name="Absatz-Standardschriftart"><text:span text:style-name="T25">▸</text:span></text:span><text:a xlink:type="simple" xlink:href="https://sec.hpi.de/ilc/?lang=de" office:target-frame-name="_top" xlink:show="replace" text:style-name="Internet_20_link" text:visited-style-name="Visited_20_Internet_20_Link"><text:span text:style-name="Hyperlink"><text:span text:style-name="T19">HPI Identity Leak Checker</text:span></text:span></text:a></text:p>
        </text:list-item>
        <text:list-item>
          <text:p text:style-name="P20"><text:span text:style-name="Absatz-Standardschriftart"><text:span text:style-name="T19">Leackcheck von Handynummer, Bankkarten, Ausweise: </text:span></text:span><text:span text:style-name="Absatz-Standardschriftart"><text:span text:style-name="T25">▸</text:span></text:span><text:a xlink:type="simple" xlink:href="https://www.schufa.de/identchecker/" office:target-frame-name="_top" xlink:show="replace" text:style-name="Internet_20_link" text:visited-style-name="Visited_20_Internet_20_Link"><text:span text:style-name="Hyperlink"><text:span text:style-name="T19">SCHUFA IdentChecker</text:span></text:span></text:a></text:p>
        </text:list-item>
      </text:list>
      <text:p text:style-name="P4"/>
      <text:p text:style-name="P10"/>
      <text:p text:style-name="P10"/>
      <text:p text:style-name="P10"/>
      <text:p text:style-name="P2"><text:span text:style-name="Absatz-Standardschriftart"><text:span text:style-name="T20">Passwort-Manager</text:span></text:span><text:span text:style-name="Absatz-Standardschriftart"><text:span text:style-name="T22"> </text:span></text:span><text:span text:style-name="Absatz-Standardschriftart"><text:span text:style-name="T19">= ein Tresor für die eigenen Passwörter, um diese sicher abzuspeichern. Der Schlüssel für den Tresor ist das Masterpasswort</text:span></text:span></text:p>
      <text:list xml:id="list3906926597073" text:continue-numbering="true" text:style-name="L4">
        <text:list-item>
          <text:p text:style-name="P20"><text:span text:style-name="Absatz-Standardschriftart"><text:span text:style-name="T19">Kostenloser PW-Manager: </text:span></text:span><text:span text:style-name="Absatz-Standardschriftart"><text:span text:style-name="T25">▸</text:span></text:span><text:a xlink:type="simple" xlink:href="https://keepass.info/" office:target-frame-name="_top" xlink:show="replace" text:style-name="Internet_20_link" text:visited-style-name="Visited_20_Internet_20_Link"><text:span text:style-name="Hyperlink"><text:span text:style-name="T19">KeePass</text:span></text:span></text:a></text:p>
        </text:list-item>
      </text:list>
      <text:p text:style-name="P2"><text:span text:style-name="Absatz-Standardschriftart"><text:span text:style-name="T20">2-Faktor-Authentisierung</text:span></text:span><text:span text:style-name="Absatz-Standardschriftart"><text:span text:style-name="T22"> </text:span></text:span><text:span text:style-name="Absatz-Standardschriftart"><text:span text:style-name="T19">= sich zweifach ausweisen, um sich einzuloggen (z.B. mit Passwort und Code per SMS)</text:span></text:span></text:p>
      <text:p text:style-name="P5"/>
      <text:h text:style-name="P13" text:outline-level="2">Wie Hacker an Passwörter kommen</text:h>
      <text:p text:style-name="P7"/>
      <text:list xml:id="list2230912443" text:style-name="L5">
        <text:list-item>
          <text:p text:style-name="P21"><text:span text:style-name="Absatz-Standardschriftart"><text:span text:style-name="T20">Brute Force</text:span></text:span><text:span text:style-name="Absatz-Standardschriftart"><text:span text:style-name="T19"> (deutsch „Rohe Gewalt“) = Technik, um an Passwörter zu kommen. Dabei werden alle möglichen Kombinationen automatisiert ausprobiert. Je länger und mehr verschiedene Zeichen das Passwort, desto länger dauert das Knacken</text:span></text:span></text:p>
        </text:list-item>
      </text:list>
      <text:p text:style-name="P4"><text:line-break/>Beispiel:</text:p>
      <table:table table:name="Tabelle2" table:style-name="Tabelle2">
        <table:table-column table:style-name="Tabelle2.A"/>
        <table:table-column table:style-name="Tabelle2.B"/>
        <table:table-row table:style-name="TableLine2343383764112">
          <table:table-cell table:style-name="Tabelle2.A1" office:value-type="string">
            <text:p text:style-name="P9"><text:s text:c="12"/>Passwort: „sjwmclod“</text:p>
            <text:p text:style-name="P9"/>
            <text:list xml:id="list674603640" text:style-name="L6">
              <text:list-item>
                <text:p text:style-name="P22">8 Zeichen</text:p>
              </text:list-item>
              <text:list-item>
                <text:p text:style-name="P22">Nur Kleinbuchstaben</text:p>
              </text:list-item>
              <text:list-item>
                <text:p text:style-name="P23">In 21 Sekunden geknackt!</text:p>
              </text:list-item>
            </text:list>
          </table:table-cell>
          <table:table-cell table:style-name="Tabelle2.B1" office:value-type="string">
            <text:p text:style-name="P9"><text:s text:c="15"/>Passwort: „jA1c-8mJ“</text:p>
            <text:p text:style-name="P9"/>
            <text:list xml:id="list3907758339568" text:continue-numbering="true" text:style-name="L6">
              <text:list-item>
                <text:p text:style-name="P22">8 Zeichen</text:p>
              </text:list-item>
              <text:list-item>
                <text:p text:style-name="P22">Klein- und Großbuchstaben, Zahlen, Sonderzeichen</text:p>
              </text:list-item>
              <text:list-item>
                <text:p text:style-name="P19"><text:span text:style-name="Absatz-Standardschriftart"><text:span text:style-name="T20">In 8 Tagen geknackt!</text:span></text:span></text:p>
              </text:list-item>
            </text:list>
          </table:table-cell>
        </table:table-row>
      </table:table>
      <text:list xml:id="list3818354681162" text:style-name="L4">
        <text:list-item>
          <text:p text:style-name="P20"><text:span text:style-name="Absatz-Standardschriftart"><text:span text:style-name="T19">Passwort auf Sicherheit prüfen: </text:span></text:span><text:span text:style-name="Absatz-Standardschriftart"><text:span text:style-name="T25">▸</text:span></text:span><text:a xlink:type="simple" xlink:href="https://checkdeinpasswort.de/" office:target-frame-name="_top" xlink:show="replace" text:style-name="Internet_20_link" text:visited-style-name="Visited_20_Internet_20_Link"><text:span text:style-name="Hyperlink"><text:span text:style-name="T19">checkdeinpasswort.de/</text:span></text:span></text:a></text:p>
        </text:list-item>
      </text:list>
      <text:p text:style-name="P24"/>
      <text:list xml:id="list3819235870167" text:style-name="L5">
        <text:list-item>
          <text:p text:style-name="P21"><text:span text:style-name="Absatz-Standardschriftart"><text:span text:style-name="T20">Häufige Passwörter, Namen, Daten und Wörter ausprobieren</text:span></text:span><text:span text:style-name="Absatz-Standardschriftart"><text:span text:style-name="T22"> </text:span></text:span><text:span text:style-name="Absatz-Standardschriftart"><text:span text:style-name="T19">= Technik, um an Passwörter zu kommen. Dabei werden die Einträge Listen mit häufigen Passwörtern, Namen, Daten und Wörtern miteinander kombiniert und ausprobiert. Geht sehr viel schneller als Brute Force</text:span></text:span></text:p>
        </text:list-item>
      </text:list>
      <text:list xml:id="list3818991234107" text:style-name="L4">
        <text:list-item>
          <text:p text:style-name="P20"><text:span text:style-name="Absatz-Standardschriftart"><text:span text:style-name="T22">Listen häufiger (und unsicherer) Passwörter: </text:span></text:span><text:span text:style-name="Absatz-Standardschriftart"><text:span text:style-name="T26">▸</text:span></text:span><text:a xlink:type="simple" xlink:href="https://de.wikipedia.org/wiki/Listen_der_häufigsten_Passwörter" office:target-frame-name="_top" xlink:show="replace" text:style-name="Internet_20_link" text:visited-style-name="Visited_20_Internet_20_Link"><text:span text:style-name="Hyperlink"><text:span text:style-name="T19">Wikipedia</text:span>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 style:parent-style-name="Absatz-Standardschriftart">
      <style:text-properties fo:color="#808080" loext:opacity="100%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028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49cm" fo:margin-bottom="1.249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Lisa Braune und </text:span>EUROKEY Software GmbH</text:p>
        <text:p text:style-name="MP1">06.05.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Lisa Braune</meta:initial-creator>
    <meta:creation-date>2024-08-22T11:43:00Z</meta:creation-date>
    <dc:date>2024-11-10T00:39:05.953000000</dc:date>
    <meta:print-date>2024-06-13T07:38:00Z</meta:print-date>
    <meta:editing-cycles>3</meta:editing-cycles>
    <meta:editing-duration>PT48S</meta:editing-duration>
    <meta:document-statistic meta:table-count="2" meta:image-count="0" meta:object-count="0" meta:page-count="1" meta:paragraph-count="39" meta:word-count="278" meta:character-count="1994" meta:non-whitespace-character-count="1744"/>
    <meta:template xlink:type="simple" xlink:actuate="onRequest" xlink:title="" xlink:href="Normal.dotm"/>
  </office:meta>
</office:document-meta>
</file>